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1.355cm"/>
    </style:style>
    <style:style style:name="co9" style:family="table-column">
      <style:table-column-properties fo:break-before="auto" style:column-width="1.025cm"/>
    </style:style>
    <style:style style:name="co10" style:family="table-column">
      <style:table-column-properties fo:break-before="auto" style:column-width="0.90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number-columns-repeated="3" table:default-cell-style-name="Default"/>
        <table:table-column table:style-name="co8" table:number-columns-repeated="4" table:default-cell-style-name="Default"/>
        <table:table-column table:style-name="co10" table:number-columns-repeated="14" table:default-cell-style-name="Default"/>
        <table:table-column table:style-name="co11" table:number-columns-repeated="16345" table:default-cell-style-name="Default"/>
        <table:table-row table:style-name="ro1"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_Fat</text:p>
          </table:table-cell>
          <table:table-cell table:style-name="ce5" office:value-type="string" calcext:value-type="string">
            <text:p>Omega3</text:p>
          </table:table-cell>
          <table:table-cell table:style-name="ce5" office:value-type="string" calcext:value-type="string">
            <text:p>Omega6</text:p>
          </table:table-cell>
          <table:table-cell table:style-name="ce5" office:value-type="string" calcext:value-type="string">
            <text:p>Total_Carbohydrate</text:p>
          </table:table-cell>
          <table:table-cell table:style-name="ce5" office:value-type="string" calcext:value-type="string">
            <text:p>Dietary_Fiber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VA</text:p>
          </table:table-cell>
          <table:table-cell table:style-name="ce5" office:value-type="string" calcext:value-type="string">
            <text:p>VD</text:p>
          </table:table-cell>
          <table:table-cell table:style-name="ce5" office:value-type="string" calcext:value-type="string">
            <text:p>VE</text:p>
          </table:table-cell>
          <table:table-cell table:style-name="ce5" office:value-type="string" calcext:value-type="string">
            <text:p>VK</text:p>
          </table:table-cell>
          <table:table-cell table:style-name="ce5" office:value-type="string" calcext:value-type="string">
            <text:p>VB1</text:p>
          </table:table-cell>
          <table:table-cell table:style-name="ce5" office:value-type="string" calcext:value-type="string">
            <text:p>VB2</text:p>
          </table:table-cell>
          <table:table-cell table:style-name="ce5" office:value-type="string" calcext:value-type="string">
            <text:p>VB3</text:p>
          </table:table-cell>
          <table:table-cell table:style-name="ce5" office:value-type="string" calcext:value-type="string">
            <text:p>VB5</text:p>
          </table:table-cell>
          <table:table-cell table:style-name="ce5" office:value-type="string" calcext:value-type="string">
            <text:p>VB6</text:p>
          </table:table-cell>
          <table:table-cell table:style-name="ce5" office:value-type="string" calcext:value-type="string">
            <text:p>VB9</text:p>
          </table:table-cell>
          <table:table-cell table:style-name="ce5" office:value-type="string" calcext:value-type="string">
            <text:p>VB12</text:p>
          </table:table-cell>
          <table:table-cell table:style-name="ce5" office:value-type="string" calcext:value-type="string">
            <text:p>VB7</text:p>
          </table:table-cell>
          <table:table-cell table:style-name="ce5" office:value-type="string" calcext:value-type="string">
            <text:p>VB4</text:p>
          </table:table-cell>
          <table:table-cell table:style-name="ce5" office:value-type="string" calcext:value-type="string">
            <text:p>VC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Zn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Mn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Cu</text:p>
          </table:table-cell>
          <table:table-cell table:style-name="ce5" table:number-columns-repeated="16345"/>
        </table:table-row>
        <table:table-row table:style-name="ro1">
          <table:table-cell office:value-type="string" calcext:value-type="string">
            <text:p>0to5m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6to11mo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70" calcext:value-type="float">
            <text:p>370</text:p>
          </table:table-cell>
          <table:table-cell office:value-type="float" office:value="570" calcext:value-type="float">
            <text:p>570</text:p>
          </table:table-cell>
          <table:table-cell office:value-type="float" office:value="220" calcext:value-type="float">
            <text:p>22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to3y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office:value-type="float" office:value="460" calcext:value-type="float">
            <text:p>46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340" calcext:value-type="float">
            <text:p>34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4to6y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450" calcext:value-type="float">
            <text:p>1450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440" calcext:value-type="float">
            <text:p>44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7to9y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1650" calcext:value-type="float">
            <text:p>165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0to12y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850" calcext:value-type="float">
            <text:p>185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  <table:table-cell office:value-type="float" office:value="3900" calcext:value-type="float">
            <text:p>3900</text:p>
          </table:table-cell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3to15y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2400" calcext:value-type="float">
            <text:p>24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34" calcext:value-type="float">
            <text:p>34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795" calcext:value-type="float">
            <text:p>795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6to18y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650" calcext:value-type="float">
            <text:p>26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300" calcext:value-type="float">
            <text:p>5300</text:p>
          </table:table-cell>
          <table:table-cell office:value-type="float" office:value="1700" calcext:value-type="float">
            <text:p>1700</text:p>
          </table:table-cell>
          <table:table-cell office:value-type="float" office:value="2500" calcext:value-type="float">
            <text:p>2500</text:p>
          </table:table-cell>
          <table:table-cell office:value-type="float" office:value="890" calcext:value-type="float">
            <text:p>89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9to29y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650" calcext:value-type="float">
            <text:p>265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430" calcext:value-type="float">
            <text:p>430</text:p>
          </table:table-cell>
          <table:table-cell office:value-type="float" office:value="37" calcext:value-type="float">
            <text:p>37</text:p>
          </table:table-cell>
          <table:table-cell office:value-type="float" office:value="2500" calcext:value-type="float">
            <text:p>25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30to49y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550" calcext:value-type="float">
            <text:p>25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415" calcext:value-type="float">
            <text:p>415</text:p>
          </table:table-cell>
          <table:table-cell office:value-type="float" office:value="36" calcext:value-type="float">
            <text:p>36</text:p>
          </table:table-cell>
          <table:table-cell office:value-type="float" office:value="2500" calcext:value-type="float">
            <text:p>25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50to64y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150" calcext:value-type="float">
            <text:p>215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700" calcext:value-type="float">
            <text:p>4700</text:p>
          </table:table-cell>
          <table:table-cell office:value-type="float" office:value="1300" calcext:value-type="float">
            <text:p>1300</text:p>
          </table:table-cell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65to80y</text:p>
          </table:table-cell>
          <table:table-cell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00" calcext:value-type="float">
            <text:p>4700</text:p>
          </table:table-cell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80y_plus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22" calcext:value-type="float">
            <text:p>22</text:p>
          </table:table-cell>
          <table:table-cell office:value-type="float" office:value="1600" calcext:value-type="float">
            <text:p>1600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0to12y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900" calcext:value-type="float">
            <text:p>19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  <table:table-cell office:value-type="float" office:value="1850" calcext:value-type="float">
            <text:p>18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6" calcext:value-type="float">
            <text:p>26</text:p>
          </table:table-cell>
          <table:table-cell office:value-type="float" office:value="4400" calcext:value-type="float">
            <text:p>44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3to15y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2050" calcext:value-type="float">
            <text:p>20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795" calcext:value-type="float">
            <text:p>795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6to18y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2150" calcext:value-type="float">
            <text:p>21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float" office:value="890" calcext:value-type="float">
            <text:p>89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9to29y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30to49y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2150" calcext:value-type="float">
            <text:p>21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2350" calcext:value-type="float">
            <text:p>23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50to64y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  <table:table-cell office:value-type="float" office:value="2350" calcext:value-type="float">
            <text:p>23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700" calcext:value-type="float">
            <text:p>47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65to80y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550" calcext:value-type="float">
            <text:p>155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float" office:value="1550" calcext:value-type="float">
            <text:p>15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80y_plus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400" calcext:value-type="float">
            <text:p>140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pregnant_trimst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pregnant_trimst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pregnant_trimst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breastfeeding_0to6m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breastfeeding_6to12m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+-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1:52:23.621768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4-05-30T16:30:23.635099754</meta:creation-date>
    <dc:date>2024-06-04T13:37:35.703104981</dc:date>
    <dc:creator>steven</dc:creator>
    <meta:editing-duration>P4DT20H56M46S</meta:editing-duration>
    <meta:editing-cycles>34</meta:editing-cycles>
    <meta:generator>LibreOffice/7.5.4.2$Linux_X86_64 LibreOffice_project/36ccfdc35048b057fd9854c757a8b67ec53977b6</meta:generator>
    <meta:document-statistic meta:table-count="1" meta:cell-count="1043" meta:object-count="0"/>
  </office:meta>
</office:document-meta>
</file>